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text-properties fo:background-color="#ffff00"/>
    </style:style>
    <style:style style:name="P5" style:family="paragraph" style:parent-style-name="Standard">
      <style:text-properties fo:background-color="transparent"/>
    </style:style>
    <style:style style:name="P6" style:family="paragraph" style:parent-style-name="Standard">
      <style:text-properties fo:font-style="normal" style:text-underline-style="solid" style:text-underline-width="auto" style:text-underline-color="font-color" style:font-style-asian="normal" style:font-style-complex="normal"/>
    </style:style>
    <style:style style:name="P7" style:family="paragraph" style:parent-style-name="Standard">
      <style:text-properties style:text-underline-style="none"/>
    </style:style>
    <style:style style:name="P8" style:family="paragraph" style:parent-style-name="Preformatted_20_Text">
      <style:text-properties fo:background-color="#ffff00"/>
    </style:style>
    <style:style style:name="P9" style:family="paragraph" style:parent-style-name="Preformatted_20_Text">
      <style:paragraph-properties fo:margin-top="0cm" fo:margin-bottom="0.499cm"/>
    </style:style>
    <style:style style:name="P10" style:family="paragraph" style:parent-style-name="Preformatted_20_Text">
      <style:text-properties fo:font-style="italic" style:text-underline-style="solid" style:text-underline-width="auto" style:text-underline-color="font-color" style:font-style-asian="italic" style:font-style-complex="italic"/>
    </style:style>
    <style:style style:name="P11" style:family="paragraph" style:parent-style-name="Preformatted_20_Text">
      <style:paragraph-properties fo:margin-top="0cm" fo:margin-bottom="0.499cm"/>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text-properties fo:font-style="normal" style:text-underline-style="none" fo:font-weight="bold" style:font-style-asian="normal" style:font-weight-asian="bold" style:font-style-complex="normal" style:font-weight-complex="bold"/>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background-color="#ff9966"/>
    </style:style>
    <style:style style:name="T5" style:family="text">
      <style:text-properties fo:background-color="#99ccff"/>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weight="bold" style:font-weight-asian="bold" style:font-weight-complex="bold"/>
    </style:style>
    <style:style style:name="T9"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style style:name="T11"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101 Unit 2 Homework</text:p>
      <text:p text:style-name="P1"/>
      <text:p text:style-name="P3"><text:bookmark text:name="line-2"/><text:bookmark text:name="Question_1_.2BIBM_Udacify"/>Question 1 – Udacify</text:p>
      <text:p text:style-name="Standard"><text:bookmark text:name="line-3"/><text:bookmark text:name="line-4"/><text:bookmark text:name="line-5"/><text:bookmark text:name="line-6"/><text:bookmark text:name="line-7"/><text:bookmark text:name="line-8"/><text:bookmark text:name="line-9"/><text:bookmark text:name="line-10"/><text:bookmark text:name="line-11"/><text:bookmark text:name="line-12"/><text:bookmark text:name="line-13"/><text:bookmark text:name="line-14"/><text:bookmark text:name="line-15"/><text:bookmark text:name="line-16"/><text:bookmark text:name="line-17"/><text:bookmark text:name="line-18"/><text:bookmark text:name="line-19"/><text:bookmark text:name="line-20"/><text:bookmark text:name="line-21"/><text:bookmark text:name="line-22"/><text:bookmark text:name="line-23"/><text:bookmark text:name="line-24"/><text:bookmark text:name="line-25"/><text:bookmark text:name="line-26"/><text:bookmark text:name="line-27"/><text:bookmark text:name="line-28"/><text:bookmark text:name="line-29"/><text:bookmark text:name="line-30"/><text:bookmark text:name="line-31"/><text:bookmark text:name="line-32"/><text:bookmark text:name="line-1"/>#Define a procedure, udacify, that takes as<text:bookmark text:name="line-210"/> input a string, and returns a string that<text:bookmark text:name="line-33"/> is an uppercase 'U' followed by the input string.<text:bookmark text:name="line-41"/> For example, when you enter print udacify('dacians') the output should be the string 'Udacians'. Make sure your procedure has a return statement.</text:p>
      <text:p text:style-name="Preformatted_20_Text"><text:bookmark text:name="line-111"/></text:p>
      <text:p text:style-name="Standard"><text:bookmark text:name="line-121"/>def udacify(x):</text:p>
      <text:p text:style-name="Standard"><text:s text:c="4"/>return “U”+x</text:p>
      <text:p text:style-name="Preformatted_20_Text"><text:bookmark text:name="line-131"/></text:p>
      <text:p text:style-name="P3"><text:bookmark text:name="line-331"/><text:bookmark text:name="Question_2_.2BIBM_Proc"/>Question 2 – Proc</text:p>
      <text:p text:style-name="Text_20_body"><text:bookmark text:name="line-34"/>In this procedure we call another procedure, test(). It's not necessary to know anything about test() other than it takes a number as its input, and it returns a boolean value of True or False. <text:bookmark text:name="line-35"/><text:bookmark text:name="line-36"/></text:p>
      <text:p text:style-name="Standard"><text:bookmark text:name="line-37"/><text:bookmark text:name="line-38"/><text:bookmark text:name="line-39"/><text:bookmark text:name="line-40"/><text:bookmark text:name="line-411"/><text:bookmark text:name="line-1-1"/>def proc(a, b):</text:p>
      <text:p text:style-name="Standard"><text:bookmark text:name="line-2-1"/><text:s text:c="4"/>if test(a):</text:p>
      <text:p text:style-name="Standard"><text:bookmark text:name="line-3-1"/><text:s text:c="8"/>return b<office:annotation><dc:creator>Unknown Author</dc:creator><dc:date>2012-06-13T10:54:36.27</dc:date><text:p text:style-name="P17"><text:span text:style-name="T9">NB once a return step is executed, the procedure is done – it will not come back to execute another return step – so when test(a) = True, the output is b ONLY, not b,a</text:span></text:p></office:annotation></text:p>
      <text:p text:style-name="Standard"><text:bookmark text:name="line-4-1"/><text:s text:c="4"/>return a</text:p>
      <text:p text:style-name="Standard"><text:tab/>#the behavior here is if &lt;true&gt; → b</text:p>
      <text:p text:style-name="Standard"><text:s text:c="46"/>if &lt;false&gt; → a</text:p>
      <text:p text:style-name="Standard"/>
      <text:p text:style-name="Text_20_body"><text:bookmark text:name="line-42"/>Which of the below listed procedures has exactly the same behaviour as the procedure listed above? In order for two procedures to have exactly the same behaviour, they must produce the same output and side effects no matter what the inputs are. The code calling the procedure should not be able to see a difference. <text:bookmark text:name="line-43"/><text:bookmark text:name="line-44"/></text:p>
      <text:p text:style-name="P8"><text:bookmark text:name="line-45"/><text:bookmark text:name="line-46"/><text:bookmark text:name="line-47"/><text:bookmark text:name="line-48"/><text:bookmark text:name="line-49"/><text:bookmark text:name="line-50"/><text:bookmark text:name="line-1-2"/>def proc1(x, y):</text:p>
      <text:p text:style-name="Preformatted_20_Text"><text:bookmark text:name="line-2-2"/><text:s text:c="4"/>if test(x):</text:p>
      <text:p text:style-name="Preformatted_20_Text"><text:bookmark text:name="line-3-2"/><text:s text:c="8"/>return y</text:p>
      <text:p text:style-name="Preformatted_20_Text"><text:bookmark text:name="line-4-2"/><text:s text:c="4"/>else:</text:p>
      <text:p text:style-name="P9"><text:bookmark text:name="line-5-1"/><text:s text:c="8"/>return x</text:p>
      <text:p text:style-name="Standard"><text:tab/># the behavior here is if &lt;true&gt; → y (which is the same as b)</text:p>
      <text:p text:style-name="Standard"><text:s text:c="47"/>if &lt;false&gt; → x ( which is the same as a)</text:p>
      <text:p text:style-name="Standard"><text:tab/># so, SAME BEHAVIOR</text:p>
      <text:p text:style-name="Standard"/>
      <text:p text:style-name="Preformatted_20_Text"><text:bookmark text:name="line-511"/><text:bookmark text:name="line-52"/><text:bookmark text:name="line-53"/><text:bookmark text:name="line-54"/><text:bookmark text:name="line-55"/><text:bookmark text:name="line-56"/><text:bookmark text:name="line-57"/><text:bookmark text:name="line-1-3"/>def proc2(a, b):</text:p>
      <text:p text:style-name="Preformatted_20_Text"><text:bookmark text:name="line-2-3"/><text:s text:c="4"/>if not test(b):</text:p>
      <text:p text:style-name="Preformatted_20_Text"><text:bookmark text:name="line-3-3"/><text:s text:c="8"/>return a</text:p>
      <text:p text:style-name="Preformatted_20_Text"><text:bookmark text:name="line-4-3"/><text:s text:c="4"/>else:</text:p>
      <text:p text:style-name="P9"><text:bookmark text:name="line-5-2"/><text:s text:c="8"/>return b</text:p>
      <text:p text:style-name="Standard"><text:tab/>#the behavior here is if &lt;true&gt; → b</text:p>
      <text:p text:style-name="Standard"><text:tab/> <text:s text:c="33"/>if &lt;false&gt; → a </text:p>
      <text:p text:style-name="Standard"><text:tab/># NOT SAME BEHAVIOR</text:p>
      <text:p text:style-name="Standard"/>
      <text:p text:style-name="P8"><text:bookmark text:name="line-58"/><text:bookmark text:name="line-59"/><text:bookmark text:name="line-60"/><text:bookmark text:name="line-611"/><text:bookmark text:name="line-62"/><text:bookmark text:name="line-63"/><text:bookmark text:name="line-64"/><text:bookmark text:name="line-1-4"/>def proc3(a, b):</text:p>
      <text:p text:style-name="Preformatted_20_Text"><text:bookmark text:name="line-2-4"/><text:s text:c="4"/>result = a</text:p>
      <text:p text:style-name="Preformatted_20_Text"><text:bookmark text:name="line-3-4"/><text:s text:c="4"/>if test(a):</text:p>
      <text:p text:style-name="Preformatted_20_Text"><text:bookmark text:name="line-4-4"/><text:s text:c="8"/>result = b</text:p>
      <text:p text:style-name="P9"><text:bookmark text:name="line-5-3"/><text:s text:c="4"/>return result</text:p>
      <text:p text:style-name="Standard"><text:tab/>#behavior here is if &lt;true&gt; → b</text:p>
      <text:p text:style-name="Standard"><text:tab/> <text:s text:c="28"/>if &lt;false&gt; → a</text:p>
      <text:p text:style-name="Standard"><text:tab/>#SAME BEHAVIOR</text:p>
      <text:p text:style-name="Standard"/>
      <text:p text:style-name="P8"><text:bookmark text:name="line-65"/><text:bookmark text:name="line-66"/><text:bookmark text:name="line-67"/><text:bookmark text:name="line-68"/><text:bookmark text:name="line-69"/><text:bookmark text:name="line-70"/><text:bookmark text:name="line-711"/><text:bookmark text:name="line-72"/><text:bookmark text:name="line-1-5"/>def proc4(a, b):</text:p>
      <text:p text:style-name="Preformatted_20_Text"><text:bookmark text:name="line-2-5"/><text:soft-page-break/><text:s text:c="4"/>if not test(a):</text:p>
      <text:p text:style-name="Preformatted_20_Text"><text:bookmark text:name="line-3-5"/><text:s text:c="8"/>b = 'udacity'</text:p>
      <text:p text:style-name="Preformatted_20_Text"><text:bookmark text:name="line-4-5"/><text:s text:c="4"/>else:</text:p>
      <text:p text:style-name="Preformatted_20_Text"><text:bookmark text:name="line-5-4"/><text:s text:c="8"/>return b</text:p>
      <text:p text:style-name="P9"><text:bookmark text:name="line-6-1"/><text:s text:c="4"/>return a</text:p>
      <text:p text:style-name="Standard"><text:tab/>#behavior here is if &lt;true – i.e., if not not test(a)&gt; → b</text:p>
      <text:p text:style-name="Standard"><text:s text:c="40"/>if &lt;false – i.e., not test(a)&gt; → a</text:p>
      <text:p text:style-name="Standard"><text:tab/>#SAME BEHAVIOR</text:p>
      <text:p text:style-name="P3"/>
      <text:p text:style-name="P3"><text:bookmark text:name="line-73"/><text:bookmark text:name="Question_3_.2BIBM_Median"/>Question 3 – Median</text:p>
      <text:p text:style-name="Standard"><text:bookmark text:name="line-74"/><text:bookmark text:name="line-75"/><text:bookmark text:name="line-76"/><text:bookmark text:name="line-77"/><text:bookmark text:name="line-78"/><text:bookmark text:name="line-79"/><text:bookmark text:name="line-80"/><text:bookmark text:name="line-811"/><text:bookmark text:name="line-82"/><text:bookmark text:name="line-83"/><text:bookmark text:name="line-84"/><text:bookmark text:name="line-85"/><text:bookmark text:name="line-86"/><text:bookmark text:name="line-87"/><text:bookmark text:name="line-88"/><text:bookmark text:name="line-89"/><text:bookmark text:name="line-90"/><text:bookmark text:name="line-911"/><text:bookmark text:name="line-92"/><text:bookmark text:name="line-93"/><text:bookmark text:name="line-94"/><text:bookmark text:name="line-95"/><text:bookmark text:name="line-96"/><text:bookmark text:name="line-97"/><text:bookmark text:name="line-98"/><text:bookmark text:name="line-99"/><text:bookmark text:name="line-100"/><text:bookmark text:name="line-1011"/><text:bookmark text:name="line-102"/><text:bookmark text:name="line-103"/><text:bookmark text:name="line-104"/><text:bookmark text:name="line-105"/><text:bookmark text:name="line-106"/><text:bookmark text:name="line-1-6"/>Define a procedure, median, that takes three<text:bookmark text:name="line-2-6"/> numbers as its inputs, and returns the median<text:bookmark text:name="line-3-6"/> of the three numbers.<text:bookmark text:name="line-5-5"/> Make sure your procedure has a return statement.</text:p>
      <text:p text:style-name="Standard"><text:tab/>&gt;arranging all the observations from lowest value to highest value and picking the middle <text:tab/><text:tab/>one </text:p>
      <text:p text:style-name="Standard"><text:bookmark text:name="line-6-2"/></text:p>
      <text:p text:style-name="Standard"><text:bookmark text:name="line-7-1"/><office:annotation><dc:creator>Unknown Author</dc:creator><dc:date>2012-06-13T11:44:45.29</dc:date><text:p text:style-name="P17"><text:span text:style-name="T9">Bigger and biggest have been defined previously in Unit 2 – we'll need these procedures here</text:span></text:p></office:annotation>def bigger(a,b):</text:p>
      <text:p text:style-name="Standard"><text:bookmark text:name="line-8-1"/><text:s text:c="4"/>if a &gt; b:</text:p>
      <text:p text:style-name="Standard"><text:bookmark text:name="line-9-1"/><text:s text:c="8"/>return a</text:p>
      <text:p text:style-name="Standard"><text:bookmark text:name="line-10-1"/><text:s text:c="4"/>else:</text:p>
      <text:p text:style-name="Standard"><text:bookmark text:name="line-11-1"/><text:s text:c="8"/>return b</text:p>
      <text:p text:style-name="Standard"><text:bookmark text:name="line-12-1"/></text:p>
      <text:p text:style-name="Standard"><text:bookmark text:name="line-13-1"/>def biggest(a,b,c):</text:p>
      <text:p text:style-name="Standard"><text:bookmark text:name="line-14-1"/><text:s text:c="4"/>return bigger(a,bigger(b,c))</text:p>
      <text:p text:style-name="Standard"><text:tab/><text:tab/></text:p>
      <text:p text:style-name="Standard"><text:tab/>&gt;&gt; I want to find the biggest, find the smallest, and give the number that's not one of those <text:tab/><text:tab/>two – so run procedure biggest, chuck that result, run procedure bigger ON THE <text:tab/><text:tab/><text:tab/>REMAINING TWO NUMBERS and output the one <text:s/>that is bigger</text:p>
      <text:p text:style-name="Standard"><text:tab/><text:tab/>** how to make the two numbers NOT OUPUT BY BIGGEST into the input for <text:tab/><text:tab/></text:p>
      <text:p text:style-name="Standard"><text:bookmark text:name="line-15-1"/><text:tab/><text:tab/><text:tab/>bigger?</text:p>
      <text:p text:style-name="Standard"/>
      <text:p text:style-name="P1">First try – not completely successful: </text:p>
      <text:p text:style-name="Standard">def bigger(a,b):</text:p>
      <text:p text:style-name="Standard"><text:bookmark text:name="line-8-11"/><text:s text:c="4"/>if a &gt; b:</text:p>
      <text:p text:style-name="Standard"><text:bookmark text:name="line-9-11"/><text:s text:c="8"/>return a</text:p>
      <text:p text:style-name="Standard"><text:bookmark text:name="line-10-11"/><text:s text:c="4"/>else:</text:p>
      <text:p text:style-name="Standard"><text:s text:c="8"/>return b</text:p>
      <text:p text:style-name="Standard"/>
      <text:p text:style-name="Standard">def smaller(a,b)</text:p>
      <text:p text:style-name="Standard"><text:s text:c="4"/>if a&lt;b:</text:p>
      <text:p text:style-name="Standard"><text:s text:c="7"/>return a</text:p>
      <text:p text:style-name="Standard"><text:s text:c="4"/>else: </text:p>
      <text:p text:style-name="Standard"><text:s text:c="7"/>return b</text:p>
      <text:p text:style-name="Standard"/>
      <text:p text:style-name="Standard">def median(a,b,c):</text:p>
      <text:p text:style-name="Standard"><text:tab/>comp1=bigger(a,b)</text:p>
      <text:p text:style-name="Standard"><text:tab/>comp2=bigger(b,c)</text:p>
      <text:p text:style-name="Standard"><text:tab/>ian=smaller(comp1,comp2</text:p>
      <text:p text:style-name="Standard"><text:tab/>return ian</text:p>
      <text:p text:style-name="Standard">**This code passed 11 of 14 test cases – it failed def median (1,3,2)</text:p>
      <text:p text:style-name="Standard"><text:tab/>&gt;&gt;the problem here</text:p>
      <text:p text:style-name="Standard"><text:tab/><text:tab/>comp1= 3</text:p>
      <text:p text:style-name="Standard"><text:tab/><text:tab/>comp2 = 3</text:p>
      <text:p text:style-name="Standard"><text:soft-page-break/><text:tab/><text:tab/>ian = smaller(comp1,comp2) = 3</text:p>
      <text:p text:style-name="Standard"><text:tab/>&gt;&gt; so the output is 3, which is not what we want</text:p>
      <text:p text:style-name="Standard"><text:tab/>&gt;&gt;it fails median(7,8,7) for the same reason</text:p>
      <text:p text:style-name="Standard"/>
      <text:p text:style-name="Standard"><text:span text:style-name="T2">Second attempt</text:span>: </text:p>
      <text:p text:style-name="Standard"><text:bookmark text:name="line-17-1"/><text:tab/>&gt;&gt; Again, I want to find the biggest, find the smallest, and give the number that's not one of <text:tab/><text:tab/>those two – so run procedure biggest, chuck that result, run procedure bigger ON <text:tab/><text:tab/>THE REMAINING TWO NUMBERS and output the one <text:s/>that is bigger</text:p>
      <text:p text:style-name="Standard"><text:tab/><text:tab/>** how to make the two numbers NOT OUPUT BY BIGGEST into the input for <text:tab/><text:tab/></text:p>
      <text:p text:style-name="Standard"><text:tab/><text:tab/><text:tab/>bigger?</text:p>
      <text:p text:style-name="Standard"><text:tab/><text:tab/>** it still seems like what I want here is an kind of anti_biggest procedure, which <text:tab/><text:tab/><text:tab/>returns the other two numbers that are not the biggest as a pair, which can <text:tab/><text:tab/><text:tab/>then be input into bigger</text:p>
      <text:p text:style-name="Standard">consider bigger &amp; biggest to be defined already</text:p>
      <text:p text:style-name="Standard">def not_biggest(a,b,c):</text:p>
      <text:p text:style-name="Standard"><text:tab/>if bigger(a,bigger(b,c))==a:<office:annotation><dc:creator>Unknown Author</dc:creator><dc:date>2012-06-13T13:09:07.29</dc:date><text:p text:style-name="P17"><text:span text:style-name="T9">This seems to work as the anti-biggest mentioned above . . . </text:span></text:p></office:annotation></text:p>
      <text:p text:style-name="Standard"><text:tab/><text:tab/>return (b,c)</text:p>
      <text:p text:style-name="Standard"><text:tab/>if bigger(a,bigger(b,c))==b:</text:p>
      <text:p text:style-name="Standard"><text:tab/><text:tab/>return (a,c)</text:p>
      <text:p text:style-name="Standard"><text:tab/>if bigger(a,bigger(b,c))==c:</text:p>
      <text:p text:style-name="Standard"><text:tab/><text:tab/>return (a,b)</text:p>
      <text:p text:style-name="Standard"><text:tab/><text:tab/>#not_biggest(1,2,3) → OUTPUT: (1,2)<office:annotation><dc:creator>Unknown Author</dc:creator><dc:date>2012-06-13T14:00:10.29</dc:date><text:p text:style-name="P17"><text:span text:style-name="T9">This is the immutable list, the tuple mentioned on p. 13 of unit 2 notes</text:span></text:p></office:annotation></text:p>
      <text:p text:style-name="Standard"><text:tab/><text:tab/>#first,second=not_biggest(1,2,3)<office:annotation><dc:creator>Unknown Author</dc:creator><dc:date>2012-06-13T14:03:58.30</dc:date><text:p text:style-name="P17"><text:span text:style-name="T9">Not clear this multiple assignment is helping very much</text:span></text:p></office:annotation></text:p>
      <text:p text:style-name="Standard"><text:tab/><text:tab/>#print first</text:p>
      <text:p text:style-name="Standard"><text:tab/><text:tab/>#1</text:p>
      <text:p text:style-name="Standard"><text:tab/><text:tab/>#print second</text:p>
      <text:p text:style-name="Standard"><text:tab/><text:tab/>#2</text:p>
      <text:p text:style-name="Standard"/>
      <text:p text:style-name="Standard"/>
      <text:p text:style-name="Standard">def median(a,b,c):</text:p>
      <text:p text:style-name="Standard"><text:tab/>pair=not_biggest(a,b,c)</text:p>
      <text:p text:style-name="Standard"><text:tab/>ian=bigger(pair) BAH I need two arguments here – ?? some way to select the first item in <text:tab/><text:tab/>the pair from not_biggest and give it a name ,then the second &amp; give it a name, then <text:tab/><text:tab/>run bigger(name1, name2)</text:p>
      <text:p text:style-name="Standard"><text:tab/></text:p>
      <text:p text:style-name="Standard"><text:tab/></text:p>
      <text:p text:style-name="P6">Third attempt:</text:p>
      <text:p text:style-name="Standard"><text:bookmark text:name="line-20-1"/>consider bigger &amp; biggest to be defined already</text:p>
      <text:p text:style-name="Standard"/>
      <text:p text:style-name="P4">def median(a,b,c):</text:p>
      <text:p text:style-name="P4"><text:tab/>if biggest(a,b,c)==c:</text:p>
      <text:p text:style-name="P4"><text:tab/><text:tab/>return bigger(a,b)</text:p>
      <text:p text:style-name="P4"><text:tab/>if biggest(a,b,c)==b:</text:p>
      <text:p text:style-name="P4"><text:tab/><text:tab/>return bigger(a,c)</text:p>
      <text:p text:style-name="P4"><text:tab/>if biggest(a,b,c)==a: </text:p>
      <text:p text:style-name="P4"><text:tab/><text:tab/>return bigger(b,c)</text:p>
      <text:p text:style-name="P4">VICTORY</text:p>
      <text:p text:style-name="P4"/>
      <text:p text:style-name="P5">Answer: </text:p>
      <text:p text:style-name="P5"><text:tab/>def median(a,b,c):</text:p>
      <text:p text:style-name="P5"><text:tab/><text:tab/>big = biggest(a,b,c)<office:annotation><dc:creator>Unknown Author</dc:creator><dc:date>2012-06-13T14:25:44.30</dc:date><text:p text:style-name="P17"><text:span text:style-name="T9">Defined biggest procedure as a variable – less typing</text:span></text:p></office:annotation></text:p>
      <text:p text:style-name="P5"><text:tab/><text:tab/>if big==a:</text:p>
      <text:p text:style-name="P5"><text:soft-page-break/><text:tab/><text:tab/><text:tab/>return bigger(b,)</text:p>
      <text:p text:style-name="P5"><text:tab/><text:tab/>if big==b:</text:p>
      <text:p text:style-name="P5"><text:tab/><text:tab/><text:tab/>return bigger(a,c)</text:p>
      <text:p text:style-name="P5"><text:tab/><text:tab/><office:annotation><dc:creator>Unknown Author</dc:creator><dc:date>2012-06-13T14:26:02.30</dc:date><text:p text:style-name="P17"><text:span text:style-name="T9">Includes an else statement here</text:span></text:p></office:annotation>else big==c: </text:p>
      <text:p text:style-name="P5"><text:tab/><text:tab/><text:tab/>return bigger(a,b)</text:p>
      <text:p text:style-name="P5"/>
      <text:p text:style-name="P3"><text:bookmark text:name="line-107"/><text:bookmark text:name="Question_4_.2BIBM_Blastoff.21"/>Question 4 – Blastoff!</text:p>
      <text:p text:style-name="Standard"><text:bookmark text:name="line-108"/><text:bookmark text:name="line-109"/><text:bookmark text:name="line-110"/><text:bookmark text:name="line-1111"/><text:bookmark text:name="line-112"/><text:bookmark text:name="line-113"/><text:bookmark text:name="line-114"/><text:bookmark text:name="line-115"/><text:bookmark text:name="line-116"/><text:bookmark text:name="line-117"/><text:bookmark text:name="line-118"/><text:bookmark text:name="line-119"/><text:bookmark text:name="line-120"/><text:bookmark text:name="line-1211"/><text:bookmark text:name="line-122"/><text:bookmark text:name="line-123"/><text:bookmark text:name="line-124"/><text:bookmark text:name="line-125"/><text:bookmark text:name="line-126"/><text:bookmark text:name="line-127"/><text:bookmark text:name="line-128"/><text:bookmark text:name="line-129"/><text:bookmark text:name="line-130"/><text:bookmark text:name="line-1-7"/>Define a procedure, countdown, that takes a<text:bookmark text:name="line-2-7"/> positive whole number as its input, and prints<text:bookmark text:name="line-3-7"/> out a countdown from that number to 1,<text:bookmark text:name="line-4-7"/> followed by Blastoff! The procedure should not return anything.</text:p>
      <text:p text:style-name="Standard"><text:bookmark text:name="line-6-3"/>For this question, you just need to call<text:bookmark text:name="line-7-2"/> the procedure using the line<text:bookmark text:name="line-8-2"/> countdown(3)<text:bookmark text:name="line-9-2"/> instead of print<office:annotation><dc:creator>Unknown Author</dc:creator><dc:date>2012-06-13T14:28:33.31</dc:date><text:p text:style-name="P17"><text:span text:style-name="T9">This tells you there are print steps in this loop</text:span></text:p></office:annotation> countdown(3).</text:p>
      <text:p text:style-name="Preformatted_20_Text"><text:bookmark text:name="line-10-2"/></text:p>
      <text:p text:style-name="Preformatted_20_Text"><text:bookmark text:name="line-11-2"/>def countdown(n):</text:p>
      <text:p text:style-name="Preformatted_20_Text"><text:tab/>while n&gt;=1:<office:annotation><dc:creator>Unknown Author</dc:creator><dc:date>2012-06-13T14:41:42.31</dc:date><text:p text:style-name="P17"><text:span text:style-name="T9">How long we count down for – this would also be OK as n&gt;0</text:span></text:p></office:annotation></text:p>
      <text:p text:style-name="Preformatted_20_Text"><text:tab/><text:tab/>print n</text:p>
      <text:p text:style-name="Preformatted_20_Text"><text:tab/><text:tab/>n=n-1<office:annotation><dc:creator>Unknown Author</dc:creator><dc:date>2012-06-13T14:41:52.31</dc:date><text:p text:style-name="P17"><text:span text:style-name="T9">What do we do after every count?</text:span></text:p></office:annotation></text:p>
      <text:p text:style-name="Preformatted_20_Text"><text:s text:c="6"/>print “Blastoff!”</text:p>
      <text:p text:style-name="Preformatted_20_Text"/>
      <text:p text:style-name="P3"><text:bookmark text:name="line-1311"/><text:bookmark text:name="Question_5_.2BIBM_Finish"/>Question 5 – Finish</text:p>
      <text:p text:style-name="Standard"><text:bookmark text:name="line-132"/>For each loop below, answer if the loop always finishes no matter what the positive integer value is assigned initially to n </text:p>
      <text:p text:style-name="P1">Loop1</text:p>
      <text:p text:style-name="Standard">n = any positive integer</text:p>
      <text:p text:style-name="Standard">i = 0</text:p>
      <text:p text:style-name="Standard"><text:bookmark text:name="line-3-8"/><text:tab/>while i &lt;= n:</text:p>
      <text:p text:style-name="Standard"><text:bookmark text:name="line-4-8"/><text:s/><text:tab/> <text:s text:c="4"/>i = i + 1</text:p>
      <text:p text:style-name="Standard"><text:tab/>&gt;&gt; this will always finish when i is one greater than n – and i will always eventually <text:tab/><text:tab/><text:tab/>catch up to n</text:p>
      <text:p text:style-name="Standard"><text:tab/>&gt;&gt;for example, say n=4</text:p>
      <text:p text:style-name="Standard"><text:tab/><text:tab/>circuit 1: while 0&lt;=4: </text:p>
      <text:p text:style-name="Standard"><text:tab/><text:tab/><text:tab/><text:tab/>0 = 0+1</text:p>
      <text:p text:style-name="Standard"><text:tab/><text:tab/>circuit 2: while 1&lt;=4:<office:annotation><dc:creator>Unknown Author</dc:creator><dc:date>2012-06-13T15:35:14.31</dc:date><text:p text:style-name="P17"><text:span text:style-name="T9">Note that the value of n is fixed, while the value of i is steadily increasing – thus you know i will eventually pass n in value</text:span></text:p></office:annotation></text:p>
      <text:p text:style-name="Standard"><text:tab/><text:tab/><text:tab/><text:tab/>1=1+1</text:p>
      <text:p text:style-name="Standard"><text:tab/><text:tab/>circuit 3: while 2&lt;=4:</text:p>
      <text:p text:style-name="Standard"><text:tab/><text:tab/><text:tab/><text:tab/>2=2+1</text:p>
      <text:p text:style-name="Standard"><text:tab/><text:tab/>circuit 4: while 3&lt;=4:</text:p>
      <text:p text:style-name="Standard"><text:tab/><text:tab/><text:tab/><text:tab/>3=3+1</text:p>
      <text:p text:style-name="Standard"><text:tab/><text:tab/>circuit 5: while 4&lt;=4:</text:p>
      <text:p text:style-name="Standard"><text:tab/><text:tab/><text:tab/><text:tab/>4=4+1</text:p>
      <text:p text:style-name="Standard"><text:tab/><text:tab/>circuit 6: while 5&lt;=4: NOT EXECUTED</text:p>
      <text:p text:style-name="Standard"/>
      <text:p text:style-name="P1">Loop2</text:p>
      <text:p text:style-name="Standard">n = any positive integer</text:p>
      <text:p text:style-name="Standard">i = 1</text:p>
      <text:p text:style-name="Standard"><text:bookmark text:name="line-3-9"/><text:tab/>while True:<office:annotation><dc:creator>Unknown Author</dc:creator><dc:date>2012-06-13T15:47:46.31</dc:date><text:p text:style-name="P17"><text:span text:style-name="T9">This will go on forever unless the break is triggered</text:span></text:p></office:annotation></text:p>
      <text:p text:style-name="Standard"><text:bookmark text:name="line-4-9"/><text:s text:c="4"/><text:tab/><text:tab/>i = i * 2</text:p>
      <text:p text:style-name="Standard"><text:bookmark text:name="line-5-7"/><text:s text:c="4"/><text:tab/><text:tab/>n = n + 1</text:p>
      <text:p text:style-name="Standard"><text:bookmark text:name="line-6-4"/><text:s text:c="4"/><text:tab/><text:tab/>if i &gt; n:</text:p>
      <text:p text:style-name="Standard"><text:bookmark text:name="line-7-3"/><text:s text:c="6"/><text:tab/><text:tab/><text:tab/>break</text:p>
      <text:p text:style-name="Standard"><text:tab/>&gt;&gt;again, i will eventually pass n in value (even though n is gradually increasing in value), so <text:tab/><text:tab/>the break will eventually be executed – for example, take n=4 again</text:p>
      <text:p text:style-name="Standard"><text:tab/><text:tab/>circuit 1: while True:</text:p>
      <text:p text:style-name="Standard"><text:s/><text:tab/><text:tab/><text:tab/><text:tab/>1=1*2</text:p>
      <text:p text:style-name="Standard"><text:tab/><text:tab/><text:tab/><text:tab/>4=4+1 <text:s/>– 2 is not greater than 5, break not executed</text:p>
      <text:p text:style-name="Standard"><text:soft-page-break/><text:tab/><text:tab/>circuit 2: while True:</text:p>
      <text:p text:style-name="Standard"><text:tab/><text:tab/><text:tab/><text:tab/>2=2*2<office:annotation><dc:creator>Unknown Author</dc:creator><dc:date>2012-06-13T15:36:01.32</dc:date><text:p text:style-name="P17"><text:span text:style-name="T9">In this loop, both n and i are increasing in value, but i is increasing faster, so we know i will eventually pass n in value</text:span></text:p></office:annotation></text:p>
      <text:p text:style-name="Standard"><text:tab/><text:tab/><text:tab/><text:tab/>5=5+1 – 4 not greater than 6, break not executed</text:p>
      <text:p text:style-name="Standard"><text:tab/><text:tab/>circuit 3: while True: </text:p>
      <text:p text:style-name="Standard"><text:tab/><text:tab/><text:tab/><text:tab/>4=4*2</text:p>
      <text:p text:style-name="Standard"><text:tab/><text:tab/><text:tab/><text:tab/>6=6+1 – 8 is greater than 7, BREAK EXECUTED</text:p>
      <text:p text:style-name="P1">Loop 3</text:p>
      <text:p text:style-name="Standard">n = any positive integer</text:p>
      <text:p text:style-name="Standard"><text:bookmark text:name="line-2-10"/><text:tab/>while n != 1:</text:p>
      <text:p text:style-name="Standard"><text:bookmark text:name="line-3-10"/><text:s text:c="4"/><text:tab/><text:tab/>if n % 2 == 0: # the % means remainder, so this tests if n is even</text:p>
      <text:p text:style-name="Standard"><text:bookmark text:name="line-4-10"/><text:s text:c="6"/><text:tab/><text:tab/><text:tab/>n = n / 2</text:p>
      <text:p text:style-name="Standard"><text:bookmark text:name="line-5-8"/><text:s text:c="3"/><text:tab/><text:tab/> else:</text:p>
      <text:p text:style-name="Standard"><text:bookmark text:name="line-6-5"/><text:s text:c="8"/><text:tab/><text:tab/><text:tab/>n = 3 * n <text:s/>+ <text:s/>1</text:p>
      <text:p text:style-name="Standard"><text:tab/>&gt;&gt;OK, this a super annoying problem because it can be shown to terminate for any simple <text:tab/><text:tab/>example, but the termination can't be shown in the abstract way above (i.e., you <text:tab/><text:tab/><text:tab/>know Loop1 terminates because the value of n is fixed but the value of i is increasing <text:tab/><text:tab/>with each circuit; you know Loop2 terminates because the value of n is increasing <text:tab/><text:tab/>linearly while the value of i is increasing exponentially)</text:p>
      <text:p text:style-name="Standard"><text:tab/>&gt;&gt;however, the deal with Loop3 is that it effectively turns odd numbers into even numbers <text:tab/><text:tab/>(the else statement) and it divides even numbers by 2 repeatedly until n=1 and thus <text:tab/><text:tab/>no longer triggers the while statement – this seems to me like it's good enough to <text:tab/><text:tab/>show that the loop terminates, but apparently mathematicians would have it <text:tab/><text:tab/><text:tab/>otherwise – see, for example, <text:a xlink:type="simple" xlink:href="http://en.wikipedia.org/wiki/Collatz_conjecture">http://en.wikipedia.org/wiki/Collatz_conjecture</text:a></text:p>
      <text:p text:style-name="Standard"><text:tab/>&gt;&gt;what matters here, though, is understanding what the loop is doing, and what it's doing is <text:tab/><text:tab/>this: </text:p>
      <text:p text:style-name="Standard"><text:tab/>n =4 – even number case</text:p>
      <text:p text:style-name="Standard"><text:tab/>circuit 1: while 4!=1: </text:p>
      <text:p text:style-name="Standard"><text:tab/><text:tab/> <text:s text:c="3"/><text:tab/>if 4%2==0:</text:p>
      <text:p text:style-name="Standard"><text:tab/><text:tab/><text:tab/><text:tab/>4=4/2</text:p>
      <text:p text:style-name="Standard"><text:tab/>circuit 2: while 2!=1:</text:p>
      <text:p text:style-name="Standard"><text:tab/><text:tab/><text:tab/>if 2%2==0: </text:p>
      <text:p text:style-name="Standard"><text:tab/><text:tab/><text:tab/><text:tab/>2=2/2</text:p>
      <text:p text:style-name="Standard"><text:tab/>circuit 3: while 1!=1: STOP – LOOP WILL TERMINATE</text:p>
      <text:p text:style-name="Standard"/>
      <text:p text:style-name="Standard"><text:tab/>n=5 – odd number case</text:p>
      <text:p text:style-name="Standard"><text:tab/>circuit 1: </text:p>
      <text:p text:style-name="Standard"><text:tab/><text:tab/>while 5 != 1:</text:p>
      <text:p text:style-name="Standard"><text:s text:c="4"/><text:tab/><text:tab/>if 5% 2 == 0: <text:s/>NO – proceed to else statement </text:p>
      <text:p text:style-name="Standard"><text:bookmark text:name="line-4-101"/><text:s text:c="6"/><text:tab/><text:tab/><text:tab/>n = n / 2</text:p>
      <text:p text:style-name="Standard"><text:bookmark text:name="line-5-81"/><text:s text:c="3"/><text:tab/><text:tab/>else:</text:p>
      <text:p text:style-name="Standard"><text:s text:c="8"/><text:tab/><text:tab/><text:tab/>5= 3 * 5 <text:s/>+ <text:s/>1 THIS IS 16 and the odd number is now even, so . . </text:p>
      <text:p text:style-name="Standard"><text:tab/>circuit 2: while 16!=1:</text:p>
      <text:p text:style-name="Standard"><text:tab/><text:tab/><text:tab/>if 16%2==0: </text:p>
      <text:p text:style-name="Standard"><text:tab/><text:tab/><text:tab/><text:tab/>16=16/2</text:p>
      <text:p text:style-name="Standard"><text:tab/>circuit 3: while 8!=1:</text:p>
      <text:p text:style-name="Standard"><text:tab/><text:tab/><text:tab/>if 8%2==0:</text:p>
      <text:p text:style-name="Standard"><text:tab/><text:tab/><text:tab/><text:tab/>8=8/2</text:p>
      <text:p text:style-name="Standard"><text:tab/>. . . and then this wraps up just like the even number case above</text:p>
      <text:p text:style-name="Standard">&gt;&gt;since every positive number is surely either odd or even, I don't understand why this is some <text:tab/>super mysterious conjecture awaiting resolution, but surely these mathematicians know what <text:tab/>they're doing</text:p>
      <text:p text:style-name="Standard"/>
      <text:p text:style-name="P3"><text:bookmark text:name="line-1611"/><text:bookmark text:name="Question_6_.2BIBM_Find_Last"/><text:soft-page-break/>Question 6 – Find Last</text:p>
      <text:p text:style-name="Standard"><text:bookmark text:name="line-162"/><text:bookmark text:name="line-163"/><text:bookmark text:name="line-164"/><text:bookmark text:name="line-165"/><text:bookmark text:name="line-166"/><text:bookmark text:name="line-167"/><text:bookmark text:name="line-168"/><text:bookmark text:name="line-169"/><text:bookmark text:name="line-170"/><text:bookmark text:name="line-1711"/><text:bookmark text:name="line-172"/><text:bookmark text:name="line-173"/><text:bookmark text:name="line-174"/><text:bookmark text:name="line-175"/><text:bookmark text:name="line-176"/><text:bookmark text:name="line-177"/><text:bookmark text:name="line-178"/><text:bookmark text:name="line-179"/><text:bookmark text:name="line-180"/><text:bookmark text:name="line-1811"/><text:bookmark text:name="line-182"/><text:bookmark text:name="line-183"/><text:bookmark text:name="line-184"/><text:bookmark text:name="line-185"/><text:bookmark text:name="line-186"/><text:bookmark text:name="line-187"/><text:bookmark text:name="line-188"/><text:bookmark text:name="line-189"/><text:bookmark text:name="line-190"/><text:bookmark text:name="line-1911"/><text:bookmark text:name="line-192"/><text:bookmark text:name="line-193"/><text:bookmark text:name="line-194"/><text:bookmark text:name="line-195"/><text:bookmark text:name="line-196"/><text:bookmark text:name="line-197"/><text:bookmark text:name="line-198"/><text:bookmark text:name="line-199"/><text:bookmark text:name="line-1-11"/>Define a procedure, find_last, that takes as input<text:bookmark text:name="line-2-11"/> two strings, a search string and a target string,<text:bookmark text:name="line-3-11"/> and returns the last position in the search string<text:bookmark text:name="line-4-11"/> where the target string appears, or -1 if there<text:bookmark text:name="line-5-9"/> are no occurrences.<text:bookmark text:name="line-7-4"/> Example: find_last('aaaa', 'a') returns 3</text:p>
      <text:p text:style-name="Standard"/>
      <text:p text:style-name="Standard">def find_last(x,y):</text:p>
      <text:p text:style-name="Standard"><text:s text:c="4"/>search=x</text:p>
      <text:p text:style-name="Standard"><text:s text:c="4"/>target=y</text:p>
      <text:p text:style-name="Standard"><text:s text:c="4"/>thispos=search.find(target)</text:p>
      <text:p text:style-name="Standard"><text:s text:c="4"/>if thispos==-1:<office:annotation><dc:creator>Unknown Author</dc:creator><dc:date>2012-06-15T12:06:10.33</dc:date><text:p text:style-name="P19"><text:span text:style-name="T9">If there's no occurrence of the search string . . . </text:span></text:p></office:annotation></text:p>
      <text:p text:style-name="Standard"><text:s text:c="8"/>return thispos<office:annotation><dc:creator>Unknown Author</dc:creator><dc:date>2012-06-15T12:06:26.33</dc:date><text:p text:style-name="P19"><text:span text:style-name="T9">Return -1</text:span></text:p></office:annotation></text:p>
      <text:p text:style-name="Standard"><text:s text:c="4"/>else:</text:p>
      <text:p text:style-name="Standard"><text:s text:c="8"/>while True:<office:annotation><dc:creator>Unknown Author</dc:creator><dc:date>2012-06-15T12:06:46.33</dc:date><text:p text:style-name="P19"><text:span text:style-name="T9">Keep doing the procedure in this while statement until the break is executed</text:span></text:p></office:annotation></text:p>
      <text:p text:style-name="Standard"><text:s text:c="12"/>oldpos=thispos</text:p>
      <text:p text:style-name="Standard"><text:s text:c="12"/>thispos=search.find(target, thispos+1)</text:p>
      <text:p text:style-name="Standard"><text:s text:c="12"/>if thispos==-1:<office:annotation><dc:creator>Unknown Author</dc:creator><dc:date>2012-06-15T12:08:26.33</dc:date><text:p text:style-name="P19"><text:span text:style-name="T9">When there's no additional occurrence – break and give the previous identified position</text:span></text:p></office:annotation></text:p>
      <text:p text:style-name="Standard"><text:s text:c="16"/>output=oldpos</text:p>
      <text:p text:style-name="Standard"><text:s text:c="16"/>break</text:p>
      <text:p text:style-name="Standard"><text:s text:c="4"/>return output</text:p>
      <text:p text:style-name="Standard"/>
      <text:p text:style-name="Standard">Answer: </text:p>
      <text:p text:style-name="Standard"><text:tab/>def find_last(s,t):</text:p>
      <text:p text:style-name="Standard"><text:tab/><text:tab/>last_pos=-1</text:p>
      <text:p text:style-name="Standard"><text:tab/><text:tab/>while True:</text:p>
      <text:p text:style-name="Standard"><text:tab/><text:tab/><text:tab/>pos=s.find(t, last_pos+1)</text:p>
      <text:p text:style-name="Standard"><text:tab/><text:tab/><text:tab/>if pos == -1:</text:p>
      <text:p text:style-name="Standard"><text:tab/><text:tab/><text:tab/><text:tab/>return last_pos</text:p>
      <text:p text:style-name="Standard"><text:tab/><text:tab/><text:tab/>last_pos=pos</text:p>
      <text:p text:style-name="Standard"/>
      <text:p text:style-name="Standard"><text:span text:style-name="T1">Question 7 – Multiplication Table – Challenge Question</text:span><office:annotation><dc:creator>Unknown Author</dc:creator><dc:date>2012-06-15T13:00:40.33</dc:date><text:p text:style-name="P19"><text:span text:style-name="T9">Hint – use a while inside another while</text:span></text:p></office:annotation> – <text:span text:style-name="T3">Define a procedure, print_multiplication_table, that takes as input a positive whole number, and prints out a multiplication table showing all the whole number multiplications up to and including the input number. The order in which the equations are printed matters.</text:span></text:p>
      <text:p text:style-name="P7"/>
      <text:p text:style-name="P7">Hint: You cannot add an integer and a string, but in homework 1.9 you came across a method, str, for turning an integer into a string.</text:p>
      <text:p text:style-name="P7"/>
      <text:p text:style-name="P7">def print_multiplication_table(n):</text:p>
      <text:p text:style-name="P7"><text:tab/><text:span text:style-name="T4">first=1</text:span></text:p>
      <text:p text:style-name="P7"><text:tab/><text:span text:style-name="T4">while first&lt;=n</text:span><office:annotation><dc:creator>Unknown Author</dc:creator><dc:date>2012-06-15T14:07:58.33</dc:date><text:p text:style-name="P19"><text:span text:style-name="T9">The value of the first operand goes from 1 to n – this “first=1” combined with the final step that increases the value of n by 1 until n=n (i.e., until the while look is no longer executed), will take care of presenting this range for the first operand</text:span></text:p></office:annotation>:</text:p>
      <text:p text:style-name="P7"><text:tab/><text:tab/><text:span text:style-name="T5">second=1</text:span><office:annotation><dc:creator>Unknown Author</dc:creator><dc:date>2012-06-15T14:10:35.33</dc:date><text:p text:style-name="P19"><text:span text:style-name="T9">Second operand – for every value of the first operand, the value of the second operand goes from 1 to n</text:span></text:p></office:annotation></text:p>
      <text:p text:style-name="P7"><text:tab/><text:tab/><text:span text:style-name="T5">while second&lt;=n:</text:span></text:p>
      <text:p text:style-name="P7"><text:tab/><text:tab/><text:tab/>print str(first)<office:annotation><dc:creator>Unknown Author</dc:creator><dc:date>2012-06-15T14:13:03.34</dc:date><text:p text:style-name="P19"><text:span text:style-name="T9">Need str function here because the output of first &amp; second are integers, and we cannot concatenate integers with strings</text:span></text:p></office:annotation>+”*”+str(second)+”=”+str(first*second)<office:annotation><dc:creator>Unknown Author</dc:creator><dc:date>2012-06-15T14:12:28.34</dc:date><text:p text:style-name="P19"><text:span text:style-name="T9">Step that prints the output</text:span></text:p></office:annotation></text:p>
      <text:p text:style-name="P7"><text:tab/><text:tab/><text:tab/><text:span text:style-name="T5">second=second+1</text:span></text:p>
      <text:p text:style-name="P7"><text:tab/><text:tab/><text:span text:style-name="T4">first=first+1 </text:span></text:p>
      <text:p text:style-name="P7"/>
      <text:p text:style-name="P7"><text:span text:style-name="T4">peach</text:span>=while loop for first operand</text:p>
      <text:p text:style-name="P7"><text:span text:style-name="T5">blue</text:span>=while loop for second operand</text:p>
      <text:p text:style-name="P7"/>
      <text:p text:style-name="P2">EXTRA PRACTICE PROBLEMS</text:p>
      <text:p text:style-name="Standard"/>
      <text:p text:style-name="Standard"><text:span text:style-name="T1">Question 1 – Weekend</text:span><text:span text:style-name="T7"> – </text:span>Define a procedure weekend which takes a string as its input, and</text:p>
      <text:p text:style-name="Standard"><text:soft-page-break/>returns the boolean True if it's 'Saturday' or 'Sunday' and False otherwise.</text:p>
      <text:p text:style-name="Standard"/>
      <text:p text:style-name="Standard">def weekend(day):</text:p>
      <text:p text:style-name="Standard"><text:tab/>if day == “Saturday”:</text:p>
      <text:p text:style-name="Standard"><text:tab/><text:tab/>return True</text:p>
      <text:p text:style-name="Standard"><text:tab/>if day == “Sunday”:</text:p>
      <text:p text:style-name="Standard"><text:tab/><text:tab/>return True</text:p>
      <text:p text:style-name="Standard"><text:tab/>else: </text:p>
      <text:p text:style-name="Standard"><text:tab/><text:tab/>return False</text:p>
      <text:p text:style-name="Standard"/>
      <text:p text:style-name="Standard">ALTERNATIVE</text:p>
      <text:p text:style-name="Standard">def weekend(day):<office:annotation><dc:creator>Unknown Author</dc:creator><dc:date>2012-06-15T15:57:56.15</dc:date><text:p text:style-name="P18"><text:span text:style-name="T11">This seems much better – should probably have followed initial instinct to use “or”</text:span></text:p></office:annotation></text:p>
      <text:p text:style-name="Standard"><text:s text:c="4"/>return (day=="Saturday") or (day=="Sunday")</text:p>
      <text:p text:style-name="Standard"><text:s text:c="7"/></text:p>
      <text:p text:style-name="Standard"/>
      <text:p text:style-name="Standard"><text:span text:style-name="T1">Question 2: Stamps</text:span><text:span text:style-name="T7"> – <text:s/>Define a procedure, stamps, which takes as its input a positive integer in</text:span></text:p>
      <text:p text:style-name="P12">pence and returns the number of 5p, 2p and 1p stamps (p is pence) required to make up that value. The answer should use as many 5p stamps as possible, then 2 pence stamps and finally 1p stamps.</text:p>
      <text:p text:style-name="P12"/>
      <text:p text:style-name="P12"><text:span text:style-name="T8">Attempt 2</text:span></text:p>
      <text:p text:style-name="P14">def stamps(n):</text:p>
      <text:p text:style-name="P14"><text:tab/>fives = n/5</text:p>
      <text:p text:style-name="P14"><text:s/><text:tab/>twos = (n – (fives*5<office:annotation><dc:creator>Unknown Author</dc:creator><dc:date>2012-06-15T16:53:10.49</dc:date><text:p text:style-name="P18"><text:span text:style-name="T11">i.e., 1*5</text:span></text:p></office:annotation>))/2</text:p>
      <text:p text:style-name="P14"><text:tab/>ones = (n – (fives*5+twos*2))/1</text:p>
      <text:p text:style-name="P14"><text:tab/>return (fives,twos,ones)</text:p>
      <text:p text:style-name="P13"/>
      <text:p text:style-name="P13">Two other options</text:p>
      <text:p text:style-name="P12">def stamps(n):<office:annotation><dc:creator>Unknown Author</dc:creator><dc:date>2012-06-15T16:56:50.36</dc:date><text:p text:style-name="P18"><text:span text:style-name="T11">This seems to give all the right numbers, but the interpreter won't acknowledge that it's right (it seems to work fine in the shell, too) – what's missing here?</text:span></text:p></office:annotation></text:p>
      <text:p text:style-name="P12"><text:tab/>fives=n/5</text:p>
      <text:p text:style-name="P12"><text:tab/>twos=n%5/2</text:p>
      <text:p text:style-name="P12"><text:tab/>ones=n%5%2</text:p>
      <text:p text:style-name="P12"><text:tab/>return (fives, twos, ones)</text:p>
      <text:p text:style-name="P12"/>
      <text:p text:style-name="P12">def stamps(n)</text:p>
      <text:p text:style-name="P12"><text:tab/>return n/5, n%5/2, n%5%2</text:p>
      <text:p text:style-name="P12"/>
      <text:p text:style-name="P12"/>
      <text:p text:style-name="P12"/>
      <text:p text:style-name="P3">Question 3: Range of a Set<text:span text:style-name="T7"> – The range of a set of values is the maximum value minus the minimum value. Define a procedure, set_range, which returns the range of three input values.</text:span></text:p>
      <text:p text:style-name="P3"><text:span text:style-name="T7"/></text:p>
      <text:p text:style-name="P3"><text:span text:style-name="T7">Hint: the procedure, biggest which you coded in this unit might help you with this question. You might also like to find a way to code it using some built in functions.</text:span></text:p>
      <text:p text:style-name="P3"><text:span text:style-name="T7"/></text:p>
      <text:p text:style-name="P16"><text:span text:style-name="T7">First attempt – used built-in functions</text:span></text:p>
      <text:p text:style-name="P3"><text:span text:style-name="T7">def set_range(x,y,z):</text:span></text:p>
      <text:p text:style-name="P3"><text:span text:style-name="T7"><text:s text:c="4"/>return (max(x,y,z)-min(x,y,z))</text:span></text:p>
      <text:p text:style-name="P3"><text:span text:style-name="T7"/></text:p>
      <text:p text:style-name="P16"><text:span text:style-name="T7">Alternative – using bigger, biggest &amp; c.</text:span></text:p>
      <text:p text:style-name="P3"><text:span text:style-name="T7"/></text:p>
      <text:p text:style-name="P10"><text:span text:style-name="Source_20_Text"><text:span text:style-name="T7">def bigger(x,y):</text:span></text:span></text:p>
      <text:p text:style-name="Preformatted_20_Text"><text:span text:style-name="Source_20_Text"><text:s text:c="4"/>if x &gt; y:</text:span></text:p>
      <text:p text:style-name="Preformatted_20_Text"><text:span text:style-name="Source_20_Text"><text:s text:c="8"/>return x</text:span></text:p>
      <text:p text:style-name="Preformatted_20_Text"><text:soft-page-break/><text:span text:style-name="Source_20_Text"><text:s text:c="4"/>else:</text:span></text:p>
      <text:p text:style-name="Preformatted_20_Text"><text:span text:style-name="Source_20_Text"><text:s text:c="8"/>return y</text:span></text:p>
      <text:p text:style-name="Preformatted_20_Text"/>
      <text:p text:style-name="Preformatted_20_Text"><text:span text:style-name="Source_20_Text">def smaller(x,y):</text:span></text:p>
      <text:p text:style-name="Preformatted_20_Text"><text:span text:style-name="Source_20_Text"><text:s text:c="4"/>if x &lt;y:</text:span></text:p>
      <text:p text:style-name="Preformatted_20_Text"><text:span text:style-name="Source_20_Text"><text:s text:c="8"/>return x</text:span></text:p>
      <text:p text:style-name="Preformatted_20_Text"><text:span text:style-name="Source_20_Text"><text:s text:c="4"/>else:</text:span></text:p>
      <text:p text:style-name="Preformatted_20_Text"><text:span text:style-name="Source_20_Text"><text:s text:c="8"/>return y</text:span></text:p>
      <text:p text:style-name="Preformatted_20_Text"/>
      <text:p text:style-name="Preformatted_20_Text"><text:span text:style-name="Source_20_Text">def smallest(a,b,c):</text:span></text:p>
      <text:p text:style-name="Preformatted_20_Text"><text:span text:style-name="Source_20_Text"><text:s text:c="4"/>return smaller(c,smaller(a,b))</text:span><text:span text:style-name="Source_20_Text"><office:annotation><dc:creator>Unknown Author</dc:creator><dc:date>2012-06-15T17:53:38.31</dc:date><text:p text:style-name="P18"><text:span text:style-name="T11">Note that it's ok to use different variables here – each procedure is independent of the others, so this causes no problems</text:span></text:p></office:annotation></text:span></text:p>
      <text:p text:style-name="Preformatted_20_Text"/>
      <text:p text:style-name="Preformatted_20_Text"><text:span text:style-name="Source_20_Text">def biggest(a,b,c):</text:span></text:p>
      <text:p text:style-name="Preformatted_20_Text"><text:span text:style-name="Source_20_Text"><text:s text:c="4"/>return bigger(c, bigger(a,b))</text:span></text:p>
      <text:p text:style-name="Preformatted_20_Text"/>
      <text:p text:style-name="Preformatted_20_Text"><text:span text:style-name="Source_20_Text">def set_range(h,i,j):</text:span></text:p>
      <text:p text:style-name="P9"><text:span text:style-name="Source_20_Text"><text:s text:c="4"/>return biggest(h,i,j)-smallest(h,i,j)</text:span></text:p>
      <text:p text:style-name="P3"><text:span text:style-name="T7"/></text:p>
      <text:p text:style-name="P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13T10:16:39.67</meta:creation-date>
    <dc:date>2012-06-15T17:54:04.88</dc:date>
    <meta:editing-duration>PT16H49M12S</meta:editing-duration>
    <meta:editing-cycles>67</meta:editing-cycles>
    <meta:generator>OpenOffice.org/3.3$Win32 OpenOffice.org_project/330m20$Build-9567</meta:generator>
    <meta:document-statistic meta:table-count="0" meta:image-count="0" meta:object-count="0" meta:page-count="8" meta:paragraph-count="294" meta:word-count="1763" meta:character-count="10998"/>
  </office:meta>
</office:document-meta>
</file>